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3d" officeooo:paragraph-rsid="00078f3d"/>
    </style:style>
    <style:style style:name="P2" style:family="paragraph" style:parent-style-name="Standard">
      <style:text-properties officeooo:rsid="00078f3d" officeooo:paragraph-rsid="00078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por cambiar: </text:p>
      <text:p text:style-name="P1">1. Hacer que el de metodos mo pregunte de primer momento el metodo que usa, ya que se supone que ya le preguntó y ya sabe.</text:p>
      <text:p text:style-name="P1">2. poner una despedida despues del final de cada sub menú</text:p>
      <text:p text:style-name="P1">3. preguntar desde un inicio periodos pasado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5:33:16.572264675</meta:creation-date>
    <dc:date>2021-07-08T20:17:30.643899364</dc:date>
    <meta:editing-duration>PT26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7" meta:character-count="244" meta:non-whitespace-character-count="200"/>
  </office:meta>
</office:document-meta>
</file>